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xy" table:style-name="ta1">
        <table:shapes>
          <draw:frame draw:z-index="0" draw:style-name="gr1" draw:text-style-name="P1" svg:width="8.955cm" svg:height="12.005cm" svg:x="13.141cm" svg:y="0cm">
            <draw:object draw:notify-on-update-of-ranges="Txy.A2:Txy.A12 Txy.C2:Txy.C12 Txy.B2:Txy.B12 Txy.C2:Txy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43cm" svg:height="8.992cm" svg:x="22.096cm" svg:y="0cm">
            <draw:object draw:notify-on-update-of-ranges="Txy.A2:Txy.A12 Txy.B2:Txy.B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1sat</text:p>
          </table:table-cell>
          <table:table-cell table:style-name="ce1" office:value-type="string" calcext:value-type="string">
            <text:p>p2sat</text:p>
          </table:table-cell>
        </table:table-row>
        <table:table-row table:style-name="ro1">
          <table:table-cell office:value-type="float" office:value="1.00762" calcext:value-type="float">
            <text:p>1.00762</text:p>
          </table:table-cell>
          <table:table-cell office:value-type="float" office:value="1.00331" calcext:value-type="float">
            <text:p>1.00331</text:p>
          </table:table-cell>
          <table:table-cell office:value-type="float" office:value="78.2" calcext:value-type="float">
            <text:p>78.2</text:p>
          </table:table-cell>
          <table:table-cell office:value-type="float" office:value="0.996" calcext:value-type="float">
            <text:p>0.996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float" office:value="0.86083" calcext:value-type="float">
            <text:p>0.86083</text:p>
          </table:table-cell>
          <table:table-cell office:value-type="float" office:value="0.93399" calcext:value-type="float">
            <text:p>0.93399</text:p>
          </table:table-cell>
          <table:table-cell office:value-type="float" office:value="80.38" calcext:value-type="float">
            <text:p>80.38</text:p>
          </table:table-cell>
          <table:table-cell office:value-type="float" office:value="1.085" calcext:value-type="float">
            <text:p>1.085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float" office:value="0.7273" calcext:value-type="float">
            <text:p>0.7273</text:p>
          </table:table-cell>
          <table:table-cell office:value-type="float" office:value="0.85883" calcext:value-type="float">
            <text:p>0.85883</text:p>
          </table:table-cell>
          <table:table-cell office:value-type="float" office:value="82.56" calcext:value-type="float">
            <text:p>82.56</text:p>
          </table:table-cell>
          <table:table-cell office:value-type="float" office:value="1.181" calcext:value-type="float">
            <text:p>1.181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float" office:value="0.60567" calcext:value-type="float">
            <text:p>0.60567</text:p>
          </table:table-cell>
          <table:table-cell office:value-type="float" office:value="0.77748" calcext:value-type="float">
            <text:p>0.77748</text:p>
          </table:table-cell>
          <table:table-cell office:value-type="float" office:value="84.74" calcext:value-type="float">
            <text:p>84.74</text:p>
          </table:table-cell>
          <table:table-cell office:value-type="float" office:value="1.284" calcext:value-type="float">
            <text:p>1.284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0.49472" calcext:value-type="float">
            <text:p>0.49472</text:p>
          </table:table-cell>
          <table:table-cell office:value-type="float" office:value="0.68958" calcext:value-type="float">
            <text:p>0.68958</text:p>
          </table:table-cell>
          <table:table-cell office:value-type="float" office:value="86.92" calcext:value-type="float">
            <text:p>86.92</text:p>
          </table:table-cell>
          <table:table-cell office:value-type="float" office:value="1.394" calcext:value-type="float">
            <text:p>1.394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float" office:value="0.39338" calcext:value-type="float">
            <text:p>0.39338</text:p>
          </table:table-cell>
          <table:table-cell office:value-type="float" office:value="0.59472" calcext:value-type="float">
            <text:p>0.59472</text:p>
          </table:table-cell>
          <table:table-cell office:value-type="float" office:value="89.1" calcext:value-type="float">
            <text:p>89.1</text:p>
          </table:table-cell>
          <table:table-cell office:value-type="float" office:value="1.512" calcext:value-type="float">
            <text:p>1.512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0.30069" calcext:value-type="float">
            <text:p>0.30069</text:p>
          </table:table-cell>
          <table:table-cell office:value-type="float" office:value="0.49251" calcext:value-type="float">
            <text:p>0.49251</text:p>
          </table:table-cell>
          <table:table-cell office:value-type="float" office:value="91.28" calcext:value-type="float">
            <text:p>91.28</text:p>
          </table:table-cell>
          <table:table-cell office:value-type="float" office:value="1.638" calcext:value-type="float">
            <text:p>1.638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float" office:value="0.21579" calcext:value-type="float">
            <text:p>0.21579</text:p>
          </table:table-cell>
          <table:table-cell office:value-type="float" office:value="0.38254" calcext:value-type="float">
            <text:p>0.38254</text:p>
          </table:table-cell>
          <table:table-cell office:value-type="float" office:value="93.46" calcext:value-type="float">
            <text:p>93.46</text:p>
          </table:table-cell>
          <table:table-cell office:value-type="float" office:value="1.773" calcext:value-type="float">
            <text:p>1.773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0.13794" calcext:value-type="float">
            <text:p>0.13794</text:p>
          </table:table-cell>
          <table:table-cell office:value-type="float" office:value="0.26436" calcext:value-type="float">
            <text:p>0.26436</text:p>
          </table:table-cell>
          <table:table-cell office:value-type="float" office:value="95.64" calcext:value-type="float">
            <text:p>95.64</text:p>
          </table:table-cell>
          <table:table-cell office:value-type="float" office:value="1.917" calcext:value-type="float">
            <text:p>1.917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float" office:value="0.06644" calcext:value-type="float">
            <text:p>0.06644</text:p>
          </table:table-cell>
          <table:table-cell office:value-type="float" office:value="0.13753" calcext:value-type="float">
            <text:p>0.13753</text:p>
          </table:table-cell>
          <table:table-cell office:value-type="float" office:value="97.82" calcext:value-type="float">
            <text:p>97.82</text:p>
          </table:table-cell>
          <table:table-cell office:value-type="float" office:value="2.07" calcext:value-type="float">
            <text:p>2.07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100" calcext:value-type="float">
            <text:p>100</text:p>
          </table:table-cell>
          <table:table-cell office:value-type="float" office:value="2.233" calcext:value-type="float">
            <text:p>2.233</text:p>
          </table:table-cell>
          <table:table-cell office:value-type="float" office:value="0.999" calcext:value-type="float">
            <text:p>0.999</text:p>
          </table:table-cell>
        </table:table-row>
      </table:table>
      <table:table table:name="Pxy" table:style-name="ta1">
        <table:shapes>
          <draw:frame draw:z-index="0" draw:style-name="gr1" draw:text-style-name="P1" svg:width="10.299cm" svg:height="8.992cm" svg:x="8.043cm" svg:y="0cm">
            <draw:object draw:notify-on-update-of-ranges="Pxy.A2:Pxy.A12 Pxy.C2:Pxy.C12 Pxy.B2:Pxy.B12 Pxy.C2:Pxy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69cm" svg:height="8.992cm" svg:x="18.443cm" svg:y="0cm">
            <draw:object draw:notify-on-update-of-ranges="Pxy.A2:Pxy.A12 Pxy.B2:Pxy.B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p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9913" calcext:value-type="float">
            <text:p>0.999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9894" calcext:value-type="float">
            <text:p>0.19894</text:p>
          </table:table-cell>
          <table:table-cell office:value-type="float" office:value="1.12254" calcext:value-type="float">
            <text:p>1.1225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5848" calcext:value-type="float">
            <text:p>0.35848</text:p>
          </table:table-cell>
          <table:table-cell office:value-type="float" office:value="1.24595" calcext:value-type="float">
            <text:p>1.245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8926" calcext:value-type="float">
            <text:p>0.48926</text:p>
          </table:table-cell>
          <table:table-cell office:value-type="float" office:value="1.36936" calcext:value-type="float">
            <text:p>1.3693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9841" calcext:value-type="float">
            <text:p>0.59841</text:p>
          </table:table-cell>
          <table:table-cell office:value-type="float" office:value="1.49277" calcext:value-type="float">
            <text:p>1.4927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909" calcext:value-type="float">
            <text:p>0.6909</text:p>
          </table:table-cell>
          <table:table-cell office:value-type="float" office:value="1.61618" calcext:value-type="float">
            <text:p>1.6161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7026" calcext:value-type="float">
            <text:p>0.77026</text:p>
          </table:table-cell>
          <table:table-cell office:value-type="float" office:value="1.73959" calcext:value-type="float">
            <text:p>1.7395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3911" calcext:value-type="float">
            <text:p>0.83911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994" calcext:value-type="float">
            <text:p>0.8994</text:p>
          </table:table-cell>
          <table:table-cell office:value-type="float" office:value="1.98641" calcext:value-type="float">
            <text:p>1.9864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2.10982" calcext:value-type="float">
            <text:p>2.1098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.23323" calcext:value-type="float">
            <text:p>2.23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s" fo:country="MX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6:27:48.700501481</meta:creation-date>
    <dc:date>2022-04-25T19:30:05.840836771</dc:date>
    <meta:editing-duration>PT30M50S</meta:editing-duration>
    <meta:editing-cycles>2</meta:editing-cycles>
    <meta:generator>LibreOffice/7.3.2.2$Linux_X86_64 LibreOffice_project/30$Build-2</meta:generator>
    <meta:document-statistic meta:table-count="2" meta:cell-count="9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56cm" svg:height="12.006cm" xlink:href=".." xlink:type="simple" chart:class="chart:scatter" chart:column-mapping="0 1 1" chart:style-name="ch1">
        <chart:plot-area chart:style-name="ch2" table:cell-range-address="Txy.A2:Txy.A12 Txy.C2:Txy.C12" svg:x="0.179cm" svg:y="0.24cm" svg:width="8.598cm" svg:height="11.526cm">
          <chart:coordinate-region svg:x="0.986cm" svg:y="0.479cm" svg:width="7.697cm" svg:height="10.56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xy.C2:Txy.C12" chart:class="chart:scatter">
            <chart:domain table:cell-range-address="Txy.A2:Txy.A12"/>
            <chart:data-point chart:repeated="11"/>
          </chart:series>
          <chart:series chart:style-name="ch7" chart:values-cell-range-address="Txy.C2:Txy.C12" chart:class="chart:scatter">
            <chart:domain table:cell-range-address="Txy.B2:Txy.B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762">
                <text:p>1.00762</text:p>
                <draw:g>
                  <svg:desc>Txy.A2:Txy.A12</svg:desc>
                </draw:g>
              </table:table-cell>
              <table:table-cell office:value-type="float" office:value="78.2">
                <text:p>78.2</text:p>
                <draw:g>
                  <svg:desc>Txy.C2:Txy.C12</svg:desc>
                </draw:g>
              </table:table-cell>
              <table:table-cell office:value-type="float" office:value="1.00331">
                <text:p>1.00331</text:p>
                <draw:g>
                  <svg:desc>Txy.B2:Txy.B12</svg:desc>
                </draw:g>
              </table:table-cell>
              <table:table-cell office:value-type="float" office:value="78.2">
                <text:p>78.2</text:p>
                <draw:g>
                  <svg:desc>Txy.C2:Txy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083">
                <text:p>0.86083</text:p>
              </table:table-cell>
              <table:table-cell office:value-type="float" office:value="80.38">
                <text:p>80.38</text:p>
              </table:table-cell>
              <table:table-cell office:value-type="float" office:value="0.93399">
                <text:p>0.93399</text:p>
              </table:table-cell>
              <table:table-cell office:value-type="float" office:value="80.38">
                <text:p>80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73">
                <text:p>0.7273</text:p>
              </table:table-cell>
              <table:table-cell office:value-type="float" office:value="82.56">
                <text:p>82.56</text:p>
              </table:table-cell>
              <table:table-cell office:value-type="float" office:value="0.85883">
                <text:p>0.85883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567">
                <text:p>0.60567</text:p>
              </table:table-cell>
              <table:table-cell office:value-type="float" office:value="84.74">
                <text:p>84.74</text:p>
              </table:table-cell>
              <table:table-cell office:value-type="float" office:value="0.77748">
                <text:p>0.77748</text:p>
              </table:table-cell>
              <table:table-cell office:value-type="float" office:value="84.74">
                <text:p>84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472">
                <text:p>0.49472</text:p>
              </table:table-cell>
              <table:table-cell office:value-type="float" office:value="86.92">
                <text:p>86.92</text:p>
              </table:table-cell>
              <table:table-cell office:value-type="float" office:value="0.68958">
                <text:p>0.68958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338">
                <text:p>0.39338</text:p>
              </table:table-cell>
              <table:table-cell office:value-type="float" office:value="89.1">
                <text:p>89.1</text:p>
              </table:table-cell>
              <table:table-cell office:value-type="float" office:value="0.59472">
                <text:p>0.59472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69">
                <text:p>0.30069</text:p>
              </table:table-cell>
              <table:table-cell office:value-type="float" office:value="91.28">
                <text:p>91.28</text:p>
              </table:table-cell>
              <table:table-cell office:value-type="float" office:value="0.49251">
                <text:p>0.49251</text:p>
              </table:table-cell>
              <table:table-cell office:value-type="float" office:value="91.28">
                <text:p>91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579">
                <text:p>0.21579</text:p>
              </table:table-cell>
              <table:table-cell office:value-type="float" office:value="93.46">
                <text:p>93.46</text:p>
              </table:table-cell>
              <table:table-cell office:value-type="float" office:value="0.38254">
                <text:p>0.38254</text:p>
              </table:table-cell>
              <table:table-cell office:value-type="float" office:value="93.46">
                <text:p>93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94">
                <text:p>0.13794</text:p>
              </table:table-cell>
              <table:table-cell office:value-type="float" office:value="95.64">
                <text:p>95.64</text:p>
              </table:table-cell>
              <table:table-cell office:value-type="float" office:value="0.26436">
                <text:p>0.26436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644">
                <text:p>0.06644</text:p>
              </table:table-cell>
              <table:table-cell office:value-type="float" office:value="97.82">
                <text:p>97.82</text:p>
              </table:table-cell>
              <table:table-cell office:value-type="float" office:value="0.13753">
                <text:p>0.13753</text:p>
              </table:table-cell>
              <table:table-cell office:value-type="float" office:value="97.82">
                <text:p>97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">
                <text:p>0.0007</text:p>
              </table:table-cell>
              <table:table-cell office:value-type="float" office:value="100">
                <text:p>100</text:p>
              </table:table-cell>
              <table:table-cell office:value-type="float" office:value="0.00157">
                <text:p>0.0015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cm" svg:height="8.993cm" xlink:href=".." xlink:type="simple" chart:class="chart:scatter" chart:column-mapping="0 1 1" chart:style-name="ch1">
        <chart:plot-area chart:style-name="ch2" table:cell-range-address="Pxy.A2:Pxy.A12 Pxy.C2:Pxy.C12" svg:x="0.206cm" svg:y="0.179cm" svg:width="9.888cm" svg:height="8.635cm">
          <chart:coordinate-region svg:x="0.907cm" svg:y="0.418cm" svg:width="8.96cm" svg:height="7.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xy.C2:Pxy.C12" chart:class="chart:scatter">
            <chart:domain table:cell-range-address="Pxy.A2:Pxy.A12"/>
            <chart:data-point chart:repeated="11"/>
          </chart:series>
          <chart:series chart:style-name="ch6" chart:values-cell-range-address="Pxy.C2:Pxy.C12" chart:class="chart:scatter">
            <chart:domain table:cell-range-address="Pxy.B2:Pxy.B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xy.A2:Pxy.A12</svg:desc>
                </draw:g>
              </table:table-cell>
              <table:table-cell office:value-type="float" office:value="0.99913">
                <text:p>0.99913</text:p>
                <draw:g>
                  <svg:desc>Pxy.C2:Pxy.C12</svg:desc>
                </draw:g>
              </table:table-cell>
              <table:table-cell office:value-type="float" office:value="0">
                <text:p>0</text:p>
                <draw:g>
                  <svg:desc>Pxy.B2:Pxy.B12</svg:desc>
                </draw:g>
              </table:table-cell>
              <table:table-cell office:value-type="float" office:value="0.99913">
                <text:p>0.99913</text:p>
                <draw:g>
                  <svg:desc>Pxy.C2:Pxy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12254">
                <text:p>1.12254</text:p>
              </table:table-cell>
              <table:table-cell office:value-type="float" office:value="0.19894">
                <text:p>0.19894</text:p>
              </table:table-cell>
              <table:table-cell office:value-type="float" office:value="1.12254">
                <text:p>1.12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24595">
                <text:p>1.24595</text:p>
              </table:table-cell>
              <table:table-cell office:value-type="float" office:value="0.35848">
                <text:p>0.35848</text:p>
              </table:table-cell>
              <table:table-cell office:value-type="float" office:value="1.24595">
                <text:p>1.24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36936">
                <text:p>1.36936</text:p>
              </table:table-cell>
              <table:table-cell office:value-type="float" office:value="0.48926">
                <text:p>0.48926</text:p>
              </table:table-cell>
              <table:table-cell office:value-type="float" office:value="1.36936">
                <text:p>1.36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49277">
                <text:p>1.49277</text:p>
              </table:table-cell>
              <table:table-cell office:value-type="float" office:value="0.59841">
                <text:p>0.59841</text:p>
              </table:table-cell>
              <table:table-cell office:value-type="float" office:value="1.49277">
                <text:p>1.49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61618">
                <text:p>1.61618</text:p>
              </table:table-cell>
              <table:table-cell office:value-type="float" office:value="0.6909">
                <text:p>0.6909</text:p>
              </table:table-cell>
              <table:table-cell office:value-type="float" office:value="1.61618">
                <text:p>1.61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73959">
                <text:p>1.73959</text:p>
              </table:table-cell>
              <table:table-cell office:value-type="float" office:value="0.77026">
                <text:p>0.77026</text:p>
              </table:table-cell>
              <table:table-cell office:value-type="float" office:value="1.73959">
                <text:p>1.73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863">
                <text:p>1.863</text:p>
              </table:table-cell>
              <table:table-cell office:value-type="float" office:value="0.83911">
                <text:p>0.83911</text:p>
              </table:table-cell>
              <table:table-cell office:value-type="float" office:value="1.863">
                <text:p>1.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98641">
                <text:p>1.98641</text:p>
              </table:table-cell>
              <table:table-cell office:value-type="float" office:value="0.8994">
                <text:p>0.8994</text:p>
              </table:table-cell>
              <table:table-cell office:value-type="float" office:value="1.98641">
                <text:p>1.98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.10982">
                <text:p>2.10982</text:p>
              </table:table-cell>
              <table:table-cell office:value-type="float" office:value="0.95264">
                <text:p>0.95264</text:p>
              </table:table-cell>
              <table:table-cell office:value-type="float" office:value="2.10982">
                <text:p>2.10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.23323">
                <text:p>2.23323</text:p>
              </table:table-cell>
              <table:table-cell office:value-type="float" office:value="1">
                <text:p>1</text:p>
              </table:table-cell>
              <table:table-cell office:value-type="float" office:value="2.23323">
                <text:p>2.233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844cm" svg:height="8.993cm" xlink:href=".." xlink:type="simple" chart:class="chart:scatter" chart:style-name="ch1">
        <chart:plot-area chart:style-name="ch2" table:cell-range-address="Txy.A2:Txy.B12" svg:x="0.196cm" svg:y="0.179cm" svg:width="9.452cm" svg:height="8.635cm">
          <chart:coordinate-region svg:x="0.897cm" svg:y="0.419cm" svg:width="8.524cm" svg:height="7.66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xy.B2:Txy.B12" chart:class="chart:scatter">
            <chart:domain table:cell-range-address="Txy.A2:Txy.A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762">
                <text:p>1.00762</text:p>
                <draw:g>
                  <svg:desc>Txy.A2:Txy.A12</svg:desc>
                </draw:g>
              </table:table-cell>
              <table:table-cell office:value-type="float" office:value="1.00331">
                <text:p>1.00331</text:p>
                <draw:g>
                  <svg:desc>Txy.B2:Txy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083">
                <text:p>0.86083</text:p>
              </table:table-cell>
              <table:table-cell office:value-type="float" office:value="0.93399">
                <text:p>0.93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73">
                <text:p>0.7273</text:p>
              </table:table-cell>
              <table:table-cell office:value-type="float" office:value="0.85883">
                <text:p>0.85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567">
                <text:p>0.60567</text:p>
              </table:table-cell>
              <table:table-cell office:value-type="float" office:value="0.77748">
                <text:p>0.77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472">
                <text:p>0.49472</text:p>
              </table:table-cell>
              <table:table-cell office:value-type="float" office:value="0.68958">
                <text:p>0.68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338">
                <text:p>0.39338</text:p>
              </table:table-cell>
              <table:table-cell office:value-type="float" office:value="0.59472">
                <text:p>0.5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69">
                <text:p>0.30069</text:p>
              </table:table-cell>
              <table:table-cell office:value-type="float" office:value="0.49251">
                <text:p>0.49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579">
                <text:p>0.21579</text:p>
              </table:table-cell>
              <table:table-cell office:value-type="float" office:value="0.38254">
                <text:p>0.38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94">
                <text:p>0.13794</text:p>
              </table:table-cell>
              <table:table-cell office:value-type="float" office:value="0.26436">
                <text:p>0.26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644">
                <text:p>0.06644</text:p>
              </table:table-cell>
              <table:table-cell office:value-type="float" office:value="0.13753">
                <text:p>0.13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">
                <text:p>0.0007</text:p>
              </table:table-cell>
              <table:table-cell office:value-type="float" office:value="0.00157">
                <text:p>0.001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691cm" svg:height="8.993cm" xlink:href=".." xlink:type="simple" chart:class="chart:scatter" chart:style-name="ch1">
        <chart:plot-area chart:style-name="ch2" table:cell-range-address="Pxy.A2:Pxy.B12" svg:x="0.193cm" svg:y="0.179cm" svg:width="9.305cm" svg:height="8.635cm">
          <chart:coordinate-region svg:x="0.894cm" svg:y="0.418cm" svg:width="8.51cm" svg:height="7.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xy.B2:Pxy.B12" chart:class="chart:scatter">
            <chart:domain table:cell-range-address="Pxy.A2:Pxy.A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xy.A2:Pxy.A12</svg:desc>
                </draw:g>
              </table:table-cell>
              <table:table-cell office:value-type="float" office:value="0">
                <text:p>0</text:p>
                <draw:g>
                  <svg:desc>Pxy.B2:Pxy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9894">
                <text:p>0.19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35848">
                <text:p>0.35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48926">
                <text:p>0.4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9841">
                <text:p>0.59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909">
                <text:p>0.6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77026">
                <text:p>0.77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3911">
                <text:p>0.83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8994">
                <text:p>0.8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95264">
                <text:p>0.95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